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c8f" officeooo:paragraph-rsid="0019dc8f"/>
    </style:style>
    <style:style style:name="P2" style:family="paragraph" style:parent-style-name="Standard">
      <style:text-properties fo:font-weight="bold" officeooo:rsid="0019dc8f" officeooo:paragraph-rsid="0019dc8f" style:font-weight-asian="bold" style:font-weight-complex="bold"/>
    </style:style>
    <style:style style:name="P3" style:family="paragraph" style:parent-style-name="Standard">
      <style:text-properties fo:font-weight="bold" officeooo:rsid="0027f93e" officeooo:paragraph-rsid="0027f93e" style:font-weight-asian="bold" style:font-weight-complex="bold"/>
    </style:style>
    <style:style style:name="P4" style:family="paragraph" style:parent-style-name="Standard">
      <style:text-properties officeooo:paragraph-rsid="0019dc8f"/>
    </style:style>
    <style:style style:name="P5" style:family="paragraph" style:parent-style-name="Standard">
      <style:text-properties officeooo:rsid="0027f93e" officeooo:paragraph-rsid="0027f93e"/>
    </style:style>
    <style:style style:name="P6" style:family="paragraph" style:parent-style-name="Standard">
      <style:text-properties officeooo:rsid="003df3d1" officeooo:paragraph-rsid="003df3d1"/>
    </style:style>
    <style:style style:name="P7" style:family="paragraph" style:parent-style-name="Standard">
      <style:text-properties officeooo:rsid="004053f2" officeooo:paragraph-rsid="004053f2"/>
    </style:style>
    <style:style style:name="P8" style:family="paragraph" style:parent-style-name="Standard">
      <style:text-properties officeooo:rsid="0044aaf8" officeooo:paragraph-rsid="0044aaf8"/>
    </style:style>
    <style:style style:name="P9" style:family="paragraph" style:parent-style-name="Standard">
      <style:text-properties officeooo:rsid="0044cdaa" officeooo:paragraph-rsid="0044cdaa"/>
    </style:style>
    <style:style style:name="P10" style:family="paragraph" style:parent-style-name="Standard">
      <style:text-properties fo:font-weight="bold" officeooo:paragraph-rsid="003eebf3" style:font-weight-asian="bold" style:font-weight-complex="bold"/>
    </style:style>
    <style:style style:name="T1" style:family="text">
      <style:text-properties officeooo:rsid="0019dc8f"/>
    </style:style>
    <style:style style:name="T2" style:family="text">
      <style:text-properties officeooo:rsid="001a7be2"/>
    </style:style>
    <style:style style:name="T3" style:family="text">
      <style:text-properties officeooo:rsid="001b956f"/>
    </style:style>
    <style:style style:name="T4" style:family="text">
      <style:text-properties officeooo:rsid="001d22bf"/>
    </style:style>
    <style:style style:name="T5" style:family="text">
      <style:text-properties officeooo:rsid="0020c877"/>
    </style:style>
    <style:style style:name="T6" style:family="text">
      <style:text-properties officeooo:rsid="0020ef01"/>
    </style:style>
    <style:style style:name="T7" style:family="text">
      <style:text-properties officeooo:rsid="00215c85"/>
    </style:style>
    <style:style style:name="T8" style:family="text">
      <style:text-properties officeooo:rsid="003c0a77"/>
    </style:style>
    <style:style style:name="T9" style:family="text">
      <style:text-properties officeooo:rsid="003c2289"/>
    </style:style>
    <style:style style:name="T10" style:family="text">
      <style:text-properties officeooo:rsid="0040ff48"/>
    </style:style>
    <style:style style:name="T11" style:family="text">
      <style:text-properties officeooo:rsid="004229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dées :</text:p>
      <text:p text:style-name="P1">- Boules qui partent des capteurs selon densités</text:p>
      <text:p text:style-name="P1">- Truc simple sans bâtiments</text:p>
      <text:p text:style-name="P1">- Faire un système de maillage adapdatif avec une sorte de descente de gradient où on regarde à cahque fois le meilleur voisin (c’est un pue glout<text:span text:style-name="T2">o</text:span>n)</text:p>
      <text:p text:style-name="P1">→<text:span text:style-name="T3"> trouver fonction de coût sur les signaux </text:span><text:span text:style-name="T6">(premier pic, corrélation, distance point à point)</text:span></text:p>
      <text:p text:style-name="P1">→<text:span text:style-name="T4"> ! minimum local</text:span></text:p>
      <text:p text:style-name="P1">→<text:span text:style-name="T5"> Partir d’une première “bonne solution” </text:span><text:span text:style-name="T7">(ex comme si y avait pas de bâtiments)</text:span></text:p>
      <text:p text:style-name="P1">- Algorithme des fourmis</text:p>
      <text:p text:style-name="P1"/>
      <text:p text:style-name="P1"/>
      <text:p text:style-name="P10">Local explosion detection and infrasound localization by reverse time migration using 3-D finite-difference wave propagation</text:p>
      <text:p text:style-name="P1"><text:a xlink:type="simple" xlink:href="https://www.osti.gov/servlets/purl/1804857" text:style-name="Internet_20_link" text:visited-style-name="Visited_20_Internet_20_Link">https://www.osti.gov/servlets/purl/1804857</text:a> </text:p>
      <text:p text:style-name="P4"><text:span text:style-name="T1">- </text:span>Reverse Time Migration</text:p>
      <text:p text:style-name="P4">- RTM-FDTD</text:p>
      <text:p text:style-name="P4">Ligne 196 → Transformer en “chemin le plus court” peut-être dans notre cas</text:p>
      <text:p text:style-name="P4">RTM – FDTD =&gt; optimise pour ne pas avoir à faire tourner la simulation depuis toutes les sources potentielles <text:span text:style-name="T8">mais utilisation du principe de réciprocité (qui n’est sans doute pas vrai pour une explosion MAIS qui peut permettre d’avoir une première approximation)</text:span></text:p>
      <text:p text:style-name="P6">+ en gros formule pour coir où c’est le plus probable (stack de signaux voir explication sur Internet de la method RTM)</text:p>
      <text:p text:style-name="P4"/>
      <text:p text:style-name="P3">Notes supplémentaires :</text:p>
      <text:p text:style-name="P5">- Normaliserler ignaux peut être utile mais pourrait être perte d’indice de puissance (on connaît pas le t0 et la puissance permet d’avoir une idée de ça)</text:p>
      <text:p text:style-name="P5">- Peut-être possibilité de faire tourner plusieurs simulations en même temps</text:p>
      <text:p text:style-name="P5">- <text:span text:style-name="T9">Faire comme si pas de bâtiments pour faire une première approximation</text:span></text:p>
      <text:p text:style-name="P5"/>
      <text:p text:style-name="P5"/>
      <text:p text:style-name="P7">Idées autres : </text:p>
      <text:p text:style-name="P7">- Utiliser des méthodes approximées pour obtenir une première source.</text:p>
      <text:p text:style-name="P7">Ex : </text:p>
      <text:p text:style-name="P7">→ méthode de résolution sans bâtiments</text:p>
      <text:p text:style-name="P7">→ principe de réciprocité (isotropie) = voir papier Local E<text:span text:style-name="T10">xplosion</text:span></text:p>
      <text:p text:style-name="P7"/>
      <text:p text:style-name="P7">- <text:span text:style-name="T11">Puis effectuer une recherche locale de minimisation</text:span></text:p>
      <text:p text:style-name="P9">Ex:</text:p>
      <text:p text:style-name="P9">→ Descentes de gradient</text:p>
      <text:p text:style-name="P9">→ Passage de voisins en voisins</text:p>
      <text:p text:style-name="P7"/>
      <text:p text:style-name="P8">AINSI, réduction du cou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6:27:08.807192917</meta:creation-date>
    <dc:date>2022-02-23T17:14:55.145140329</dc:date>
    <meta:editing-duration>PT3H12M25S</meta:editing-duration>
    <meta:editing-cycles>33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284" meta:character-count="1754" meta:non-whitespace-character-count="1495"/>
  </office:meta>
</office:document-meta>
</file>